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20c9" officeooo:paragraph-rsid="0018f2c3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f20c9" officeooo:paragraph-rsid="001a49d6" style:font-size-asian="17.5pt" style:font-size-complex="20pt"/>
    </style:style>
    <style:style style:name="P3" style:family="paragraph" style:parent-style-name="Standard">
      <style:text-properties officeooo:rsid="001f20c9" officeooo:paragraph-rsid="0018f2c3"/>
    </style:style>
    <style:style style:name="P4" style:family="paragraph" style:parent-style-name="Standard">
      <style:paragraph-properties fo:text-align="start" style:justify-single-word="false"/>
      <style:text-properties officeooo:paragraph-rsid="001a49d6"/>
    </style:style>
    <style:style style:name="P5" style:family="paragraph" style:parent-style-name="Standard">
      <style:paragraph-properties fo:text-align="start" style:justify-single-word="false"/>
      <style:text-properties officeooo:paragraph-rsid="001a860e"/>
    </style:style>
    <style:style style:name="P6" style:family="paragraph" style:parent-style-name="Standard">
      <style:paragraph-properties fo:text-align="start" style:justify-single-word="false"/>
      <style:text-properties officeooo:paragraph-rsid="001e0ec2"/>
    </style:style>
    <style:style style:name="P7" style:family="paragraph" style:parent-style-name="Standard">
      <style:paragraph-properties fo:text-align="start" style:justify-single-word="false"/>
      <style:text-properties officeooo:rsid="001b63c8" officeooo:paragraph-rsid="001b63c8"/>
    </style:style>
    <style:style style:name="P8" style:family="paragraph" style:parent-style-name="Standard">
      <style:paragraph-properties fo:text-align="start" style:justify-single-word="false"/>
      <style:text-properties officeooo:rsid="001eee57" officeooo:paragraph-rsid="001eee57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49d6" officeooo:paragraph-rsid="001a49d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63c8" officeooo:paragraph-rsid="001b63c8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eee57" officeooo:paragraph-rsid="001eee57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4ba29" officeooo:paragraph-rsid="0024ba2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ba29" officeooo:paragraph-rsid="0024ba2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408c" officeooo:paragraph-rsid="0026408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408c" officeooo:paragraph-rsid="0027f57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22a3" officeooo:paragraph-rsid="002922a3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22a3" officeooo:paragraph-rsid="0034f80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5776" officeooo:paragraph-rsid="002a489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a4891" officeooo:paragraph-rsid="002a489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b4384" officeooo:paragraph-rsid="002b4384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81bd" officeooo:paragraph-rsid="002c81bd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e9db6" officeooo:paragraph-rsid="002e9db6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3126ba" officeooo:paragraph-rsid="003126b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e0ec2"/>
    </style:style>
    <style:style style:name="P25" style:family="paragraph" style:parent-style-name="Standard">
      <style:paragraph-properties fo:text-align="start" style:justify-single-word="false"/>
      <style:text-properties officeooo:paragraph-rsid="0021999a"/>
    </style:style>
    <style:style style:name="T1" style:family="text">
      <style:text-properties officeooo:rsid="0018f2c3"/>
    </style:style>
    <style:style style:name="T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1c417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a49d6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a860e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c2c78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e0ec2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201e68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21999a" style:font-size-asian="12.25pt" style:font-weight-asian="normal" style:font-size-complex="14pt" style:font-weight-complex="normal"/>
    </style:style>
    <style:style style:name="T10" style:family="text">
      <style:text-properties fo:font-size="14pt" officeooo:rsid="0020c066" style:font-size-asian="14pt" style:font-size-complex="14pt"/>
    </style:style>
    <style:style style:name="T11" style:family="text">
      <style:text-properties fo:font-size="14pt" officeooo:rsid="0021999a" style:font-size-asian="14pt" style:font-size-complex="14pt"/>
    </style:style>
    <style:style style:name="T12" style:family="text">
      <style:text-properties fo:font-size="14pt" officeooo:rsid="0022cf08" style:font-size-asian="14pt" style:font-size-complex="14pt"/>
    </style:style>
    <style:style style:name="T13" style:family="text">
      <style:text-properties fo:font-size="14pt" officeooo:rsid="002e9db6" style:font-size-asian="14pt" style:font-size-complex="14pt"/>
    </style:style>
    <style:style style:name="T14" style:family="text">
      <style:text-properties fo:font-size="14pt" officeooo:rsid="0031cac4" style:font-size-asian="14pt" style:font-size-complex="14pt"/>
    </style:style>
    <style:style style:name="T15" style:family="text">
      <style:text-properties officeooo:rsid="0027f57f"/>
    </style:style>
    <style:style style:name="T16" style:family="text">
      <style:text-properties officeooo:rsid="001e0ec2"/>
    </style:style>
    <style:style style:name="T17" style:family="text">
      <style:text-properties officeooo:rsid="002a4891"/>
    </style:style>
    <style:style style:name="T18" style:family="text">
      <style:text-properties officeooo:rsid="002ce6d2"/>
    </style:style>
    <style:style style:name="T19" style:family="text">
      <style:text-properties officeooo:rsid="0030784a"/>
    </style:style>
    <style:style style:name="T20" style:family="text">
      <style:text-properties officeooo:rsid="0034f80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4</text:span>η Εργαστηριακή Άσκηση </text:p>
      <text:p text:style-name="P1">Ξηροφώτος Θάνος </text:p>
      <text:p text:style-name="P1">758</text:p>
      <text:p text:style-name="P2"/>
      <text:p text:style-name="P2"/>
      <text:p text:style-name="P4"><text:span text:style-name="T3">Ο </text:span><text:span text:style-name="T4">κώδικας τροποποιήθηκε ώστε να τρέχει στην Gpu με την προσθήκη 3 kernel calc_histogram, calc_lut, calc_output.</text:span></text:p>
      <text:p text:style-name="P9"><text:tab/>Η calc_histogram υπολογίζει την αρχική κατανομή των pixels(μετράει τις αποχρώσεις) αναθέτοντας ένα thread <text:s/>ανά pixel.</text:p>
      <text:p text:style-name="P4"><text:span text:style-name="T4"><text:tab/>Η cal</text:span><text:span text:style-name="T5">c</text:span><text:span text:style-name="T4">_lut </text:span><text:span text:style-name="T5">υπολογίζει την νέα κατανομή των pixels χρησιμοποιόντας 256 threads για την δημιουργία του νέου πίνακα κατανομής.</text:span></text:p>
      <text:p text:style-name="P5"><text:span text:style-name="T5"><text:tab/>H calc_output εφαρμόζει την νέα κατανομή των <text:s/>pixels στην αρχική εικόνα μεταβάλλοντας την προς το επιθυμητό αποτέλεσμα, </text:span><text:span text:style-name="T4"><text:s/>αναθέτοντας ένα thread <text:s/>ανά pixel</text:span><text:span text:style-name="T5">.</text:span></text:p>
      <text:p text:style-name="P5"/>
      <text:p text:style-name="P7"><text:span text:style-name="T5">Β</text:span><text:span text:style-name="T2">ελτιστοποιήσεις:</text:span></text:p>
      <text:p text:style-name="P10"><text:tab/>1)Οι υπολογισμοί <text:s/>γίνονται στα devices και σε 1 από τους kernels(calc_lut) γίνεται χρήση της shared memory</text:p>
      <text:p text:style-name="P6"><text:span text:style-name="T4"><text:tab/></text:span><text:span text:style-name="T6">2)</text:span><text:span text:style-name="T7">Στην calc_lut ο υπολογισμός της cdf γίνεται με την τεχνική prefix_sum <text:s/>και όχι σειριακά αλλά η μείωση του χρόνου εκτέλεσης είναι μικρής τάξης (λόγω του όλη η calc_lut έχει χαμηλό χρόνο εκτέλεσης 6.0480us).</text:span></text:p>
      <text:p text:style-name="P25"><text:span text:style-name="T7"><text:tab/></text:span><text:span text:style-name="T8">3)</text:span><text:span text:style-name="T9">Χρησιμοποιώ function inlining στην run_cpu_gray_test συνάρτηση.Οι χρόνοι μου παραμένουν ίδιοι αλλά θα χρειαστεί για τις μετέπειτα βελτιστοποιήσεις.</text:span></text:p>
      <text:p text:style-name="P6"><text:tab/><text:span text:style-name="T10">4)Χρήση </text:span><text:span text:style-name="T13">2 </text:span><text:span text:style-name="T10">Streams </text:span><text:span text:style-name="T11">προκειμένου να καλύψω τις καθυστερήσεις </text:span><text:span text:style-name="T13">μεταφοράς στην</text:span><text:span text:style-name="T11"> μνήμη </text:span><text:span text:style-name="T13">του Device(1 stream μεταφέρει ασύγχρονα στην μνήμη του dev και το άλλο stream υπολογίζει την calc_histogram).</text:span></text:p>
      <text:p text:style-name="P6"><text:span text:style-name="T11"><text:tab/></text:span><text:span text:style-name="T12">5)Αναζητώντας το καλύτερο grid/block size παρατηρώ ότι οι χαμηλότεροι χρόνοι είνια για grid = block =256.</text:span></text:p>
      <text:p text:style-name="P6"><text:span text:style-name="T12"><text:tab/></text:span><text:span text:style-name="T14">6)Χρήση shared memory στις συναρτήσεις (calc_histogram, calc_lut).</text:span></text:p>
      <text:p text:style-name="P6"/>
      <text:p text:style-name="P8"><text:span text:style-name="T7">Κ</text:span><text:span text:style-name="T2">άποιες από τις απόπειρες:</text:span></text:p>
      <text:list xml:id="list6921512589703367112" text:style-name="L1">
        <text:list-item>
          <text:p text:style-name="P11">έγινε χρήση shared memory <text:s/>στην calc_histogram για να βελτιωθεί ο χρόνος από <text:tab/>τα atomicAdd. </text:p>
        </text:list-item>
        <text:list-item>
          <text:p text:style-name="P12">Function inlining για τις συναρτήσεις calc_histogram, calc_lut, calc_output ανέβαζαν τους χρόνους.</text:p>
        </text:list-item>
        <text:list-item>
          <text:p text:style-name="P22">Loop unrolling για το atomicAdd στην calc_histogram ανεβάζει <text:span text:style-name="T19">(</text:span><text:bookmark-start text:name="__DdeLink__710_248741006"/><text:span text:style-name="T19">περιέργως </text:span><text:bookmark-end text:name="__DdeLink__710_248741006"/>τον χρόνο.</text:p>
        </text:list-item>
        <text:list-item>
          <text:p text:style-name="P23">Χρήση pined memory για να μην κάνω memcpy αλλά τα αποτελέσματα δεν ήταν αποδοτικά. </text:p>
        </text:list-item>
      </text:list>
      <text:p text:style-name="P13"/>
      <text:p text:style-name="P13"><text:soft-page-break/></text:p>
      <text:p text:style-name="P15">Χρόνοι CPU:<text:span text:style-name="T15">(οι χρόνοι περιέχονται στο αρχείο metriseis_lab4.ods που περιέχεται)</text:span></text:p>
      <text:p text:style-name="P17">(φάκελος με όνομα <text:span text:style-name="T20">original</text:span>).</text:p>
      <text:p text:style-name="P14"/>
      <text:p text:style-name="P14"/>
      <text:p text:style-name="P16"><draw:frame draw:style-name="fr1" draw:name="Object1" text:anchor-type="paragraph" svg:x="-0.5118in" svg:y="0.1055in" svg:width="8.1362in" svg:height="3.5429in" draw:z-index="0"><draw:object xlink:href="./Object 1" xlink:type="simple" xlink:show="embed" xlink:actuate="onLoad"/><draw:image xlink:href="./ObjectReplacements/Object 1" xlink:type="simple" xlink:show="embed" xlink:actuate="onLoad"/></draw:frame>Παρακάτω είναι οι χρόνοι που προέκυψαν <text:s/>από την μεταφορά του κώδικα στην Gpu (φάκελος με όνομα kwdikas_se_Gpu).</text:p>
      <text:p text:style-name="P14"/>
      <text:p text:style-name="P14"/>
      <text:p text:style-name="P14"><draw:frame draw:style-name="fr2" draw:name="Object2" text:anchor-type="paragraph" svg:width="8.1138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><text:soft-page-break/></text:p>
      <text:p text:style-name="P14"/>
      <text:p text:style-name="P18">Παρακάτω είναι οι χρόνοι που προέκυψαν στην GPU με κάποιες extra βελτιστοποιήσεις(τ<text:span text:style-name="T16">εχνική prefix_sum <text:s/></text:span>για τον <text:span text:style-name="T16"><text:s/>υπολογισμό <text:s/>της cdf </text:span>στην calc_lut)<text:span text:style-name="T17">(φάκελος με όνομα veltistopoihseis)</text:span>.</text:p>
      <text:p text:style-name="P14"><draw:frame draw:style-name="fr3" draw:name="Object3" text:anchor-type="paragraph" svg:width="8.1193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/>
      <text:p text:style-name="P14"/>
      <text:p text:style-name="P19">Παρακάτω είναι οι χρόνοι που προέκυψαν με την χρήση 2 streams (φάκελος με όνομα veltistopoihseis2).</text:p>
      <text:p text:style-name="P14"><draw:frame draw:style-name="fr1" draw:name="Object4" text:anchor-type="paragraph" svg:x="-0.6764in" svg:y="0.5374in" svg:width="8.2244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4"/>
      <text:p text:style-name="P20"><text:soft-page-break/>Συγκριτικά όλοι οι χρόνοι :</text:p>
      <text:p text:style-name="P20"/>
      <text:p text:style-name="P20"/>
      <text:p text:style-name="P20"><draw:frame draw:style-name="fr3" draw:name="Object5" text:anchor-type="paragraph" svg:width="7.8602in" svg:height="3.54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1">Από τα παραπάνω φαίνεται ότι η μεγαλύτερη μείωση του χρόνου εκτέλεσης γίνεται όταν ο κώδικας μετατρέπεται για να τρέχει στην Gpu .Η χρήση της τεχνικής prefix sum δεν μου μειώνει πολύ τους χρόνους γιατί όπως ξανατόνισα η συνάρτηση calc_lut <text:s/>δεν διαρκεί πολύ.Όπως φαίνεται απο τον profiler οι παράγοντες που συμβάλλουν στην αύξηση του χρόνου εκτέλεσης είναι <text:s/>τα memcpy και αυτός είναι ο λόγος που χρησιμοποιήσα <text:span text:style-name="T18">Streams για να καλύψω αυτές τις μεταφορές.Η χρήση 2ου stream στην μεταφορά της τελικής εικόνας από την Gpu <text:s/>στον Host <text:s/>μου κατέβαζε κιάλλο τον χρόνο <text:s/>όμως προκαλούσε αλλοίωση στην αρχική εικόνα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1:17:57.531220674</meta:creation-date>
    <dc:date>2015-05-11T21:10:01.485585566</dc:date>
    <meta:editing-duration>P1DT8H48M6S</meta:editing-duration>
    <meta:editing-cycles>21</meta:editing-cycles>
    <meta:generator>LibreOffice/4.2.7.2$Linux_X86_64 LibreOffice_project/420m0$Build-2</meta:generator>
    <meta:document-statistic meta:table-count="0" meta:image-count="0" meta:object-count="5" meta:page-count="4" meta:paragraph-count="26" meta:word-count="421" meta:character-count="2912" meta:non-whitespace-character-count="24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65cm" svg:height="8.999cm" xlink:href="." xlink:type="simple" chart:class="chart:bar" chart:style-name="ch1">
        <chart:title svg:x="7.455cm" svg:y="0.315cm" chart:style-name="ch2">
          <text:p>Cpu Time - Images Diagram</text:p>
        </chart:title>
        <chart:legend chart:legend-position="end" svg:x="19.188cm" svg:y="4.198cm" style:legend-expansion="high" chart:style-name="ch3"/>
        <chart:plot-area chart:style-name="ch4" chart:data-source-has-labels="both" svg:x="1.428cm" svg:y="1.305cm" svg:width="17.347cm" svg:height="6.53cm">
          <chartooo:coordinate-region svg:x="2.347cm" svg:y="1.506cm" svg:width="16.428cm" svg:height="5.678cm"/>
          <chart:axis chart:dimension="x" chart:name="primary-x" chart:style-name="ch5" chartooo:axis-type="auto">
            <chartooo:date-scale/>
            <chart:title svg:x="9.108cm" svg:y="8.014cm" chart:style-name="ch6">
              <text:p>Image Name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336cm" chart:style-name="ch8">
              <text:p>Time(sec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planet_surface.pgm</text:p>
              </table:table-cell>
              <table:table-cell office:value-type="float" office:value="0.205317">
                <text:p>0.205317</text:p>
              </table:table-cell>
            </table:table-row>
            <table:table-row>
              <table:table-cell office:value-type="string">
                <text:p>ship.pgm</text:p>
              </table:table-cell>
              <table:table-cell office:value-type="float" office:value="0.056498">
                <text:p>0.056498</text:p>
              </table:table-cell>
            </table:table-row>
            <table:table-row>
              <table:table-cell office:value-type="string">
                <text:p>uth.pgm</text:p>
              </table:table-cell>
              <table:table-cell office:value-type="float" office:value="0.016421">
                <text:p>0.016421</text:p>
              </table:table-cell>
            </table:table-row>
            <table:table-row>
              <table:table-cell office:value-type="string">
                <text:p>x_ray.pgm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09cm" svg:height="8.999cm" xlink:href="." xlink:type="simple" chart:class="chart:bar" chart:style-name="ch1">
        <chart:title svg:x="7.039cm" svg:y="0.315cm" chart:style-name="ch2">
          <text:p>Gpu Time v1 - Images Diagram </text:p>
        </chart:title>
        <chart:legend chart:legend-position="end" svg:x="18.731cm" svg:y="4.198cm" style:legend-expansion="high" chart:style-name="ch3"/>
        <chart:plot-area chart:style-name="ch4" chart:data-source-has-labels="both" svg:x="1.427cm" svg:y="1.305cm" svg:width="16.892cm" svg:height="6.53cm">
          <chartooo:coordinate-region svg:x="2.346cm" svg:y="1.506cm" svg:width="15.973cm" svg:height="5.678cm"/>
          <chart:axis chart:dimension="x" chart:name="primary-x" chart:style-name="ch5" chartooo:axis-type="auto">
            <chartooo:date-scale/>
            <chart:title svg:x="8.88cm" svg:y="8.014cm" chart:style-name="ch6">
              <text:p>Image Name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376cm" chart:style-name="ch8">
              <text:p>Time (sec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v1</text:p>
              </table:table-cell>
            </table:table-row>
          </table:table-header-rows>
          <table:table-rows>
            <table:table-row>
              <table:table-cell office:value-type="string">
                <text:p>planet_surface.pgm</text:p>
              </table:table-cell>
              <table:table-cell office:value-type="float" office:value="0.03938">
                <text:p>0.03938</text:p>
              </table:table-cell>
            </table:table-row>
            <table:table-row>
              <table:table-cell office:value-type="string">
                <text:p>ship.pgm</text:p>
              </table:table-cell>
              <table:table-cell office:value-type="float" office:value="0.014838">
                <text:p>0.014838</text:p>
              </table:table-cell>
            </table:table-row>
            <table:table-row>
              <table:table-cell office:value-type="string">
                <text:p>uth.pgm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x_ray.pgm</text:p>
              </table:table-cell>
              <table:table-cell office:value-type="float" office:value="0.0050471">
                <text:p>0.0050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23cm" svg:height="8.999cm" xlink:href="." xlink:type="simple" chart:class="chart:bar" chart:style-name="ch1">
        <chart:title svg:x="7.113cm" svg:y="0.315cm" chart:style-name="ch2">
          <text:p>Gpu Time v2 - Images Diagram</text:p>
        </chart:title>
        <chart:legend chart:legend-position="end" svg:x="18.745cm" svg:y="4.198cm" style:legend-expansion="high" chart:style-name="ch3"/>
        <chart:plot-area chart:style-name="ch4" chart:data-source-has-labels="both" svg:x="1.427cm" svg:y="1.305cm" svg:width="16.906cm" svg:height="6.53cm">
          <chartooo:coordinate-region svg:x="2.346cm" svg:y="1.506cm" svg:width="15.987cm" svg:height="5.678cm"/>
          <chart:axis chart:dimension="x" chart:name="primary-x" chart:style-name="ch5" chartooo:axis-type="auto">
            <chartooo:date-scale/>
            <chart:title svg:x="8.887cm" svg:y="8.014cm" chart:style-name="ch6">
              <text:p>Image Name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336cm" chart:style-name="ch8">
              <text:p>Time(sec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v2</text:p>
              </table:table-cell>
            </table:table-row>
          </table:table-header-rows>
          <table:table-rows>
            <table:table-row>
              <table:table-cell office:value-type="string">
                <text:p>planet_surface.pgm</text:p>
              </table:table-cell>
              <table:table-cell office:value-type="float" office:value="0.039177">
                <text:p>0.039177</text:p>
              </table:table-cell>
            </table:table-row>
            <table:table-row>
              <table:table-cell office:value-type="string">
                <text:p>ship.pgm</text:p>
              </table:table-cell>
              <table:table-cell office:value-type="float" office:value="0.013517">
                <text:p>0.013517</text:p>
              </table:table-cell>
            </table:table-row>
            <table:table-row>
              <table:table-cell office:value-type="string">
                <text:p>uth.pgm</text:p>
              </table:table-cell>
              <table:table-cell office:value-type="float" office:value="0.004314">
                <text:p>0.004314</text:p>
              </table:table-cell>
            </table:table-row>
            <table:table-row>
              <table:table-cell office:value-type="string">
                <text:p>x_ray.pgm</text:p>
              </table:table-cell>
              <table:table-cell office:value-type="float" office:value="0.005388">
                <text:p>0.005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9cm" svg:height="8.999cm" xlink:href="." xlink:type="simple" chart:class="chart:bar" chart:style-name="ch1">
        <chart:title svg:x="7.246cm" svg:y="0.315cm" chart:style-name="ch2">
          <text:p>Gpu Time v3 - Images Diagram</text:p>
        </chart:title>
        <chart:legend chart:legend-position="end" svg:x="17.541cm" svg:y="4.198cm" style:legend-expansion="high" chart:style-name="ch3"/>
        <chart:plot-area chart:style-name="ch4" chart:data-source-has-labels="both" svg:x="1.432cm" svg:y="1.305cm" svg:width="15.692cm" svg:height="6.53cm">
          <chartooo:coordinate-region svg:x="2.351cm" svg:y="1.506cm" svg:width="14.773cm" svg:height="5.678cm"/>
          <chart:axis chart:dimension="x" chart:name="primary-x" chart:style-name="ch5" chartooo:axis-type="auto">
            <chartooo:date-scale/>
            <chart:title svg:x="8.285cm" svg:y="8.014cm" chart:style-name="ch6">
              <text:p>Image Name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336cm" chart:style-name="ch8">
              <text:p>Time(sec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v3(streams)</text:p>
              </table:table-cell>
            </table:table-row>
          </table:table-header-rows>
          <table:table-rows>
            <table:table-row>
              <table:table-cell office:value-type="string">
                <text:p>planet_surface.pgm</text:p>
              </table:table-cell>
              <table:table-cell office:value-type="float" office:value="0.03463">
                <text:p>0.03463</text:p>
              </table:table-cell>
            </table:table-row>
            <table:table-row>
              <table:table-cell office:value-type="string">
                <text:p>ship.pgm</text:p>
              </table:table-cell>
              <table:table-cell office:value-type="float" office:value="0.00935">
                <text:p>0.00935</text:p>
              </table:table-cell>
            </table:table-row>
            <table:table-row>
              <table:table-cell office:value-type="string">
                <text:p>uth.pgm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x_ray.pgm</text:p>
              </table:table-cell>
              <table:table-cell office:value-type="float" office:value="0.003442">
                <text:p>0.0034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65cm" svg:height="8.999cm" xlink:href="." xlink:type="simple" chart:class="chart:bar" chart:style-name="ch1">
        <chart:title svg:x="6.623cm" svg:y="0.315cm" chart:style-name="ch2">
          <text:p>Cpu/Gpu Times - Image Diagram</text:p>
        </chart:title>
        <chart:legend chart:legend-position="end" svg:x="16.617cm" svg:y="3.445cm" style:legend-expansion="high" chart:style-name="ch3"/>
        <chart:plot-area chart:style-name="ch4" chart:data-source-has-labels="both" svg:x="1.414cm" svg:y="1.305cm" svg:width="14.804cm" svg:height="7.515cm">
          <chartooo:coordinate-region svg:x="2.333cm" svg:y="1.506cm" svg:width="13.885cm" svg:height="6.663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title svg:x="0.451cm" svg:y="5.828cm" chart:style-name="ch7">
              <text:p>Time(sec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series chart:style-name="ch12" chart:values-cell-range-address="local-table.$E$2:.$E$5" chart:label-cell-address="local-table.$E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v1</text:p>
              </table:table-cell>
              <table:table-cell office:value-type="string">
                <text:p>GPUv2</text:p>
              </table:table-cell>
              <table:table-cell office:value-type="string">
                <text:p>GPUv3(streams)</text:p>
              </table:table-cell>
            </table:table-row>
          </table:table-header-rows>
          <table:table-rows>
            <table:table-row>
              <table:table-cell office:value-type="string">
                <text:p>planet_surface.pgm</text:p>
              </table:table-cell>
              <table:table-cell office:value-type="float" office:value="0.205317">
                <text:p>0.205317</text:p>
              </table:table-cell>
              <table:table-cell office:value-type="float" office:value="0.03938">
                <text:p>0.03938</text:p>
              </table:table-cell>
              <table:table-cell office:value-type="float" office:value="0.039177">
                <text:p>0.039177</text:p>
              </table:table-cell>
              <table:table-cell office:value-type="float" office:value="0.03463">
                <text:p>0.03463</text:p>
              </table:table-cell>
            </table:table-row>
            <table:table-row>
              <table:table-cell office:value-type="string">
                <text:p>ship.pgm</text:p>
              </table:table-cell>
              <table:table-cell office:value-type="float" office:value="0.056498">
                <text:p>0.056498</text:p>
              </table:table-cell>
              <table:table-cell office:value-type="float" office:value="0.014838">
                <text:p>0.014838</text:p>
              </table:table-cell>
              <table:table-cell office:value-type="float" office:value="0.013517">
                <text:p>0.013517</text:p>
              </table:table-cell>
              <table:table-cell office:value-type="float" office:value="0.00935">
                <text:p>0.00935</text:p>
              </table:table-cell>
            </table:table-row>
            <table:table-row>
              <table:table-cell office:value-type="string">
                <text:p>uth.pgm</text:p>
              </table:table-cell>
              <table:table-cell office:value-type="float" office:value="0.016421">
                <text:p>0.016421</text:p>
              </table:table-cell>
              <table:table-cell office:value-type="float" office:value="0.0043">
                <text:p>0.0043</text:p>
              </table:table-cell>
              <table:table-cell office:value-type="float" office:value="0.004314">
                <text:p>0.004314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x_ray.pgm</text:p>
              </table:table-cell>
              <table:table-cell office:value-type="float" office:value="0.022">
                <text:p>0.022</text:p>
              </table:table-cell>
              <table:table-cell office:value-type="float" office:value="0.0050471">
                <text:p>0.0050471</text:p>
              </table:table-cell>
              <table:table-cell office:value-type="float" office:value="0.005388">
                <text:p>0.005388</text:p>
              </table:table-cell>
              <table:table-cell office:value-type="float" office:value="0.003442">
                <text:p>0.0034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